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6000001A913B9674418387442.png" manifest:media-type="image/png"/>
  <manifest:file-entry manifest:full-path="Pictures/100002010000060F000004AEB41E2889BC1CBEEC.png" manifest:media-type="image/png"/>
  <manifest:file-entry manifest:full-path="Pictures/1000000000000203000001DC7A71418E3B62BED4.jpg" manifest:media-type="image/jpeg"/>
  <manifest:file-entry manifest:full-path="Pictures/10000200000000BD00000057DD8672FD505D8888.gif" manifest:media-type="image/gif"/>
  <manifest:file-entry manifest:full-path="Pictures/1000000000000193000000AA414E9BC4E96A7F98.png" manifest:media-type="image/png"/>
  <manifest:file-entry manifest:full-path="Pictures/100000000000002000000020B2FF2A327EABC87D.png" manifest:media-type="image/png"/>
  <manifest:file-entry manifest:full-path="Pictures/10000000000004B00000038441A137551DB634A7.jpg" manifest:media-type="image/jpeg"/>
  <manifest:file-entry manifest:full-path="Pictures/10000000000006A2000006A035F7BAA08B75648A.jpg" manifest:media-type="image/jpeg"/>
  <manifest:file-entry manifest:full-path="Pictures/10000000000000C8000000C8E138DAF5846D21B7.png" manifest:media-type="image/png"/>
  <manifest:file-entry manifest:full-path="Pictures/100000000000021A000000EB252435B76382411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0.78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8cm" svg:height="3.81cm" svg:x="0.508cm" svg:y="0.508cm">
          <draw:image xlink:href="Pictures/10000000000004B00000038441A137551DB634A7.jpg" xlink:type="simple" xlink:show="embed" xlink:actuate="onLoad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Tutorial: Electrónica digital para makers con FPGAs 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2">Juan González Gómez</text:span></text:p>
          </draw:text-box>
        </draw:frame>
        <draw:frame draw:style-name="gr1" draw:text-style-name="P1" draw:layer="layout" svg:width="4.041cm" svg:height="1.704cm" svg:x="23.114cm" svg:y="18.971cm">
          <draw:image xlink:href="Pictures/1000000000000193000000AA414E9BC4E96A7F98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5"><text:span text:style-name="T4">@Obijuan_cube</text:span></text:p>
          </draw:text-box>
        </draw:frame>
        <draw:frame draw:style-name="gr1" draw:text-style-name="P1" draw:layer="layout" svg:width="4.652cm" svg:height="2.032cm" svg:x="10.08cm" svg:y="15.24cm">
          <draw:image xlink:href="Pictures/100000000000021A000000EB252435B76382411D.jpg" xlink:type="simple" xlink:show="embed" xlink:actuate="onLoad">
            <text:p/>
          </draw:image>
        </draw:frame>
        <draw:frame draw:style-name="gr1" draw:text-style-name="P1" draw:layer="layout" svg:width="3.476cm" svg:height="1.6cm" svg:x="13.208cm" svg:y="18.974cm">
          <draw:image xlink:href="Pictures/10000200000000BD00000057DD8672FD505D8888.gif" xlink:type="simple" xlink:show="embed" xlink:actuate="onLoad">
            <text:p/>
          </draw:image>
        </draw:frame>
        <draw:frame draw:style-name="gr1" draw:text-style-name="P1" draw:layer="layout" svg:width="2.11cm" svg:height="1.95cm" svg:x="16.94cm" svg:y="18.624cm">
          <draw:image xlink:href="Pictures/1000000000000203000001DC7A71418E3B62BED4.jpg" xlink:type="simple" xlink:show="embed" xlink:actuate="onLoad">
            <text:p/>
          </draw:image>
        </draw:frame>
        <draw:frame draw:style-name="gr1" draw:text-style-name="P1" draw:layer="layout" svg:width="2.032cm" svg:height="2.032cm" svg:x="19.304cm" svg:y="18.542cm">
          <draw:image xlink:href="Pictures/10000000000000C8000000C8E138DAF5846D21B7.pn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35F7BAA08B75648A.jpg" xlink:type="simple" xlink:show="embed" xlink:actuate="onLoad">
            <text:p/>
          </draw:image>
        </draw:frame>
        <draw:frame presentation:style-name="pr2" draw:text-style-name="P9" draw:layer="layout" svg:width="17.018cm" svg:height="1.889cm" svg:x="5.588cm" svg:y="2.358cm">
          <draw:text-box>
            <text:p text:style-name="P3"><text:span text:style-name="T5">Vídeo 11</text:span><text:span text:style-name="T6">: Puerta </text:span><text:span text:style-name="T6">AND. Habilitando </text:span><text:span text:style-name="T6">circuitos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B41E2889BC1CBEEC.png" xlink:type="simple" xlink:show="embed" xlink:actuate="onLoad">
            <text:p/>
          </draw:image>
        </draw:frame>
        <draw:frame presentation:style-name="pr3" draw:text-style-name="P10" draw:layer="layout" svg:width="6.858cm" svg:height="0.788cm" svg:x="6.096cm" svg:y="19.571cm">
          <draw:text-box>
            <text:p><text:span text:style-name="T7">Madrid, 2018-Ene-13</text:span></text:p>
          </draw:text-box>
        </draw:frame>
        <draw:frame draw:style-name="gr7" draw:text-style-name="P11" draw:layer="layout" svg:width="21.647cm" svg:height="8.533cm" svg:x="4.007cm" svg:y="4.929cm">
          <draw:image xlink:href="Pictures/1000020100000436000001A913B9674418387442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1-13T17:20:22.269635807</dc:date>
    <meta:editing-duration>P7DT20H50M14S</meta:editing-duration>
    <meta:editing-cycles>489</meta:editing-cycles>
    <meta:generator>LibreOffice/5.1.6.2$Linux_X86_64 LibreOffice_project/10m0$Build-2</meta:generator>
    <meta:print-date>2017-10-04T10:42:29.653181544</meta:print-date>
    <meta:document-statistic meta:object-count="40"/>
  </office:meta>
</office:document-meta>
</file>